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c2f30" officeooo:paragraph-rsid="012c2f30"/>
    </style:style>
    <style:style style:name="P124" style:family="paragraph" style:parent-style-name="Heading_20_1">
      <style:paragraph-properties fo:break-before="page"/>
    </style:style>
    <style:style style:name="P125" style:family="paragraph" style:parent-style-name="Standard">
      <style:text-properties officeooo:rsid="012b4a01" officeooo:paragraph-rsid="012b4a01"/>
    </style:style>
    <style:style style:name="P126" style:family="paragraph" style:parent-style-name="Standard">
      <style:text-properties officeooo:rsid="01324de0" officeooo:paragraph-rsid="01324de0"/>
    </style:style>
    <style:style style:name="P127" style:family="paragraph" style:parent-style-name="Standard">
      <style:text-properties officeooo:rsid="0133666d" officeooo:paragraph-rsid="0133666d"/>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4cm" svg:width="14.88cm" svg:height="1.184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2"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4cm" svg:width="15.381cm" svg:height="1.184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2"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2"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2"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1"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5">Also they kidnap men who are used to commit “adultery in their heart” with the kidnapped women as they cannot get pregnant without it.</text:p>
      <text:p text:style-name="P126">The british are doing the same thing with their harrier aircraft as those flying saucers except they can’t go inter-stellar. Or maybe they now can?</text:p>
      <text:p text:style-name="P127"/>
      <text:p text:style-name="P123"/>
      <text:h text:style-name="P124"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6T17:25:55.817332395</dc:date>
    <meta:editing-duration>PT14H38M51S</meta:editing-duration>
    <meta:editing-cycles>218</meta:editing-cycles>
    <meta:generator>LibreOffice/7.3.7.2$Linux_X86_64 LibreOffice_project/30$Build-2</meta:generator>
    <meta:document-statistic meta:table-count="1" meta:image-count="0" meta:object-count="52" meta:page-count="16" meta:paragraph-count="445" meta:word-count="6736" meta:character-count="38760" meta:non-whitespace-character-count="32398"/>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delta ( {+-mc^3 +q c A_"any"} over {  m c^3 } +K_%mu^%eta)</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frac>
              <mrow>
                <mrow>
                  <mrow>
                    <mo stretchy="false">±</mo>
                    <msup>
                      <mi mathvariant="italic">mc</mi>
                      <mn>3</mn>
                    </msup>
                  </mrow>
                  <mo stretchy="false">+</mo>
                  <mi>q</mi>
                </mrow>
                <mi>c</mi>
                <msub>
                  <mi>A</mi>
                  <mtext>any</mtext>
                </msub>
              </mrow>
              <mrow>
                <mi>m</mi>
                <msup>
                  <mi>c</mi>
                  <mn>3</mn>
                </msup>
              </mrow>
            </mfrac>
            <mo stretchy="false">+</mo>
            <msubsup>
              <mi>K</mi>
              <mi>μ</mi>
              <mi>η</mi>
            </msubsup>
          </mrow>
        </mrow>
        <mo fence="true" form="postfix" stretchy="false">)</mo>
      </mrow>
    </mrow>
    <annotation encoding="StarMath 5.0">Z_2= (m_0+u_{EM}/c^2) %psi (int sqrt {valt_%gamma (v_%alpha) v_%beta +d (k_%epsilon A_%mu^%mu q^2 r_%pi^T) / d r_%pi^T} v_%gamma dt_%delta )v_"aether" ( {+-mc^3 +q c A_"any"} over {  m c^3 } +K_%mu^%eta)</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